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a568" officeooo:paragraph-rsid="0010a568"/>
    </style:style>
    <style:style style:name="P2" style:family="paragraph" style:parent-style-name="Standard">
      <style:text-properties style:text-underline-style="solid" style:text-underline-width="auto" style:text-underline-color="font-color" officeooo:rsid="0010a568" officeooo:paragraph-rsid="001555e5"/>
    </style:style>
    <style:style style:name="P3" style:family="paragraph" style:parent-style-name="Standard">
      <style:text-properties style:text-underline-style="solid" style:text-underline-width="auto" style:text-underline-color="font-color" officeooo:rsid="0010a568" officeooo:paragraph-rsid="001c50dc"/>
    </style:style>
    <style:style style:name="P4" style:family="paragraph" style:parent-style-name="Standard">
      <style:text-properties style:text-underline-style="solid" style:text-underline-width="auto" style:text-underline-color="font-color" officeooo:rsid="0010a568" officeooo:paragraph-rsid="001c9b92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0a568" officeooo:paragraph-rsid="001fed13"/>
    </style:style>
    <style:style style:name="P6" style:family="paragraph" style:parent-style-name="Standard">
      <style:text-properties style:text-underline-style="solid" style:text-underline-width="auto" style:text-underline-color="font-color" officeooo:rsid="0010a568" officeooo:paragraph-rsid="001fed13"/>
    </style:style>
    <style:style style:name="P7" style:family="paragraph" style:parent-style-name="Standard">
      <style:text-properties style:text-underline-style="solid" style:text-underline-width="auto" style:text-underline-color="font-color" officeooo:rsid="00137c7b" officeooo:paragraph-rsid="001c50dc"/>
    </style:style>
    <style:style style:name="P8" style:family="paragraph" style:parent-style-name="Standard">
      <style:text-properties style:text-underline-style="solid" style:text-underline-width="auto" style:text-underline-color="font-color" officeooo:rsid="00137c7b" officeooo:paragraph-rsid="001c9b92"/>
    </style:style>
    <style:style style:name="P9" style:family="paragraph" style:parent-style-name="Standard">
      <style:text-properties style:text-underline-style="solid" style:text-underline-width="auto" style:text-underline-color="font-color" officeooo:rsid="00137c7b" officeooo:paragraph-rsid="00137c7b"/>
    </style:style>
    <style:style style:name="P10" style:family="paragraph" style:parent-style-name="Standard">
      <style:text-properties style:text-underline-style="none" officeooo:rsid="0010a568" officeooo:paragraph-rsid="0010a568"/>
    </style:style>
    <style:style style:name="P11" style:family="paragraph" style:parent-style-name="Standard">
      <style:text-properties style:text-underline-style="none" officeooo:rsid="0010a568" officeooo:paragraph-rsid="001fed13"/>
    </style:style>
    <style:style style:name="P12" style:family="paragraph" style:parent-style-name="Standard">
      <style:text-properties style:text-underline-style="none" officeooo:rsid="00128532" officeooo:paragraph-rsid="00128532"/>
    </style:style>
    <style:style style:name="P13" style:family="paragraph" style:parent-style-name="Standard">
      <style:text-properties style:text-underline-style="none" officeooo:rsid="00128532" officeooo:paragraph-rsid="00137c7b"/>
    </style:style>
    <style:style style:name="P14" style:family="paragraph" style:parent-style-name="Standard">
      <style:text-properties style:text-underline-style="none" officeooo:rsid="00128532" officeooo:paragraph-rsid="001fed13"/>
    </style:style>
    <style:style style:name="P15" style:family="paragraph" style:parent-style-name="Standard">
      <style:text-properties style:text-underline-style="none" officeooo:rsid="001555e5" officeooo:paragraph-rsid="001555e5"/>
    </style:style>
    <style:style style:name="P16" style:family="paragraph" style:parent-style-name="Standard">
      <style:text-properties style:text-underline-style="none" officeooo:rsid="001c50dc" officeooo:paragraph-rsid="001c50dc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none" officeooo:rsid="0010a568" officeooo:paragraph-rsid="0010a568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fo:font-size="15pt" style:text-underline-style="none" officeooo:rsid="001fed13" officeooo:paragraph-rsid="001fed13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1fed13" officeooo:paragraph-rsid="001fed13" style:font-size-asian="10.5pt" style:font-size-complex="12pt"/>
    </style:style>
    <style:style style:name="P20" style:family="paragraph" style:parent-style-name="Standard">
      <style:text-properties style:text-underline-style="none" officeooo:rsid="0010a568" officeooo:paragraph-rsid="001fed13"/>
    </style:style>
    <style:style style:name="P21" style:family="paragraph" style:parent-style-name="Standard">
      <style:text-properties style:text-underline-style="none" officeooo:rsid="0010a568" officeooo:paragraph-rsid="0010a568"/>
    </style:style>
    <style:style style:name="P22" style:family="paragraph" style:parent-style-name="Standard">
      <style:text-properties style:text-underline-style="none" officeooo:rsid="001c50dc" officeooo:paragraph-rsid="0010a568"/>
    </style:style>
    <style:style style:name="P23" style:family="paragraph" style:parent-style-name="Standard">
      <style:text-properties style:text-underline-style="solid" style:text-underline-width="auto" style:text-underline-color="font-color" officeooo:rsid="0010a568" officeooo:paragraph-rsid="00128532"/>
    </style:style>
    <style:style style:name="P24" style:family="paragraph" style:parent-style-name="Standard">
      <style:text-properties style:text-underline-style="solid" style:text-underline-width="auto" style:text-underline-color="font-color" officeooo:rsid="0010a568" officeooo:paragraph-rsid="001fed13"/>
    </style:style>
    <style:style style:name="P25" style:family="paragraph" style:parent-style-name="Standard">
      <style:paragraph-properties fo:text-align="center" style:justify-single-word="false" fo:break-before="page"/>
      <style:text-properties fo:font-size="15pt" style:text-underline-style="none" officeooo:rsid="0010a568" officeooo:paragraph-rsid="001fed13" style:font-size-asian="15pt" style:font-size-complex="15pt"/>
    </style:style>
    <style:style style:name="P26" style:family="paragraph" style:parent-style-name="Text_20_body">
      <style:text-properties style:text-underline-style="solid" style:text-underline-width="auto" style:text-underline-color="font-color" officeooo:rsid="000297a4" officeooo:paragraph-rsid="0020d43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28532"/>
    </style:style>
    <style:style style:name="T3" style:family="text">
      <style:text-properties style:text-underline-style="none" officeooo:rsid="00137c7b"/>
    </style:style>
    <style:style style:name="T4" style:family="text">
      <style:text-properties style:text-underline-style="none" officeooo:rsid="001555e5"/>
    </style:style>
    <style:style style:name="T5" style:family="text">
      <style:text-properties style:text-underline-style="none" officeooo:rsid="0015b0fd"/>
    </style:style>
    <style:style style:name="T6" style:family="text">
      <style:text-properties style:text-underline-style="none" officeooo:rsid="001728f8"/>
    </style:style>
    <style:style style:name="T7" style:family="text">
      <style:text-properties style:text-underline-style="none" officeooo:rsid="0019102b"/>
    </style:style>
    <style:style style:name="T8" style:family="text">
      <style:text-properties style:text-underline-style="none" officeooo:rsid="001c50dc"/>
    </style:style>
    <style:style style:name="T9" style:family="text">
      <style:text-properties style:text-underline-style="none" officeooo:rsid="001c9b92"/>
    </style:style>
    <style:style style:name="T10" style:family="text">
      <style:text-properties style:text-underline-style="none" officeooo:rsid="001fed13"/>
    </style:style>
    <style:style style:name="T11" style:family="text">
      <style:text-properties style:text-underline-style="none" officeooo:rsid="0020d43b"/>
    </style:style>
    <style:style style:name="T12" style:family="text">
      <style:text-properties officeooo:rsid="001fed13"/>
    </style:style>
    <style:style style:name="T13" style:family="text">
      <style:text-properties fo:font-size="15pt" style:text-underline-style="none" style:font-size-asian="15pt" style:font-size-complex="15pt"/>
    </style:style>
    <style:style style:name="T14" style:family="text">
      <style:text-properties fo:font-size="15pt" style:text-underline-style="none" officeooo:rsid="001fed13" style:font-size-asian="15pt" style:font-size-complex="15pt"/>
    </style:style>
    <style:style style:name="T15" style:family="text">
      <style:text-properties fo:font-size="15pt" style:text-underline-style="none" officeooo:rsid="0020d43b" style:font-size-asian="15pt" style:font-size-complex="15pt"/>
    </style:style>
    <style:style style:name="T16" style:family="text">
      <style:text-properties officeooo:rsid="0020d43b"/>
    </style:style>
    <style:style style:name="T17" style:family="text">
      <style:text-properties fo:language="fr" fo:country="FR" style:text-underline-style="none" officeooo:rsid="0008739d"/>
    </style:style>
    <style:style style:name="T18" style:family="text">
      <style:text-properties fo:language="fr" fo:country="FR" style:text-underline-style="none" officeooo:rsid="0020d4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n étudiant réussi à poster un commentaire <text:span text:style-name="T16">SN</text:span></text:p>
      <text:p text:style-name="P19">Auteur :</text:p>
      <text:p text:style-name="P19"><text:tab/>Adrien MISS</text:p>
      <text:p text:style-name="P19">Version :</text:p>
      <text:p text:style-name="P19"><text:tab/>0.<text:span text:style-name="T16">2</text:span></text:p>
      <text:p text:style-name="P19">Identifiant :</text:p>
      <text:p text:style-name="P19"><text:tab/>PC01</text:p>
      <text:p text:style-name="P6">Contexte :<text:span text:style-name="T1"> </text:span></text:p>
      <text:p text:style-name="P11"><text:tab/><text:span text:style-name="T16">Être</text:span> sur une page où la zone de commentaire existe</text:p>
      <text:p text:style-name="P6">Entrée :<text:span text:style-name="T1"> </text:span></text:p>
      <text:p text:style-name="P6"><text:span text:style-name="T1"><text:tab/></text:span><text:span text:style-name="T10">le </text:span><text:span text:style-name="T1">contenu du message </text:span><text:span text:style-name="T10">est</text:span><text:span text:style-name="T1"> « bonjour »</text:span></text:p>
      <text:p text:style-name="P1">Scénario :<text:span text:style-name="T1"> </text:span></text:p>
      <text:p text:style-name="P10"><text:tab/>1/ l’étudiant saisie le contenu « bonjour »</text:p>
      <text:p text:style-name="P10"><text:tab/>2/ il saisie le captcha</text:p>
      <text:p text:style-name="P10"><text:tab/>3/ il envoi le commentaire<text:tab/></text:p>
      <text:p text:style-name="P6">Résultat attendu :<text:span text:style-name="T1"> </text:span></text:p>
      <text:p text:style-name="P6"><text:span text:style-name="T2"><text:tab/>Le système affiche </text:span><text:span text:style-name="T7">que le commentaire a été envoyé avec succès</text:span></text:p>
      <text:p text:style-name="P23">Moyen de vérification :</text:p>
      <text:p text:style-name="P26"><text:span text:style-name="T17"><text:tab/></text:span><text:span text:style-name="T2">Visuel avec la présence d’un nouveau commentaire</text:span></text:p>
      <text:p text:style-name="P12"/>
      <text:p text:style-name="P9"/>
      <text:p text:style-name="P25"/>
      <text:p text:style-name="P5"><text:span text:style-name="T14">Un enseignant</text:span><text:span text:style-name="T13"> réussi à poster un commentaire </text:span><text:span text:style-name="T15">SN</text:span></text:p>
      <text:p text:style-name="P19">Auteur :</text:p>
      <text:p text:style-name="P19"><text:tab/>Adrien MISS</text:p>
      <text:p text:style-name="P19">Version :</text:p>
      <text:p text:style-name="P19"><text:tab/>0.1</text:p>
      <text:p text:style-name="P19">Identifiant :</text:p>
      <text:p text:style-name="P19"><text:tab/>PC02</text:p>
      <text:p text:style-name="P6">Contexte :<text:span text:style-name="T1"> </text:span></text:p>
      <text:p text:style-name="P11"><text:tab/><text:span text:style-name="T16">Ê</text:span>tre sur une page où la zone de commentaire existe</text:p>
      <text:p text:style-name="P6"><text:span text:style-name="T1"><text:tab/></text:span><text:span text:style-name="T11">Ê</text:span><text:span text:style-name="T10">tre connecté en tant qu’enseignant</text:span></text:p>
      <text:p text:style-name="P6">Entrée :<text:span text:style-name="T1"> </text:span></text:p>
      <text:p text:style-name="P6"><text:span text:style-name="T1"><text:tab/></text:span><text:span text:style-name="T10">le </text:span><text:span text:style-name="T1">contenu du message </text:span><text:span text:style-name="T10">est</text:span><text:span text:style-name="T1"> « bonjour »</text:span></text:p>
      <text:p text:style-name="P6">Scénario :<text:span text:style-name="T1"> </text:span></text:p>
      <text:p text:style-name="P11"><text:tab/>1/ <text:span text:style-name="T12">l’enseignant </text:span>saisie le contenu « bonjour »</text:p>
      <text:p text:style-name="P11"><text:tab/>2/ il saisie le captcha</text:p>
      <text:p text:style-name="P11"><text:tab/>3/ il envoi le commentaire<text:tab/></text:p>
      <text:p text:style-name="P6">Résultat attendu :<text:span text:style-name="T1"> </text:span></text:p>
      <text:p text:style-name="P6"><text:span text:style-name="T2"><text:tab/>Le système affiche </text:span><text:span text:style-name="T7">qu’</text:span><text:span text:style-name="T10">un commentaire mis en valeur </text:span><text:span text:style-name="T7"><text:s/>a été envoyé avec succès</text:span></text:p>
      <text:p text:style-name="P6">Moyen de vérification :<text:span text:style-name="T1"> <text:s/></text:span></text:p>
      <text:p text:style-name="P14"><text:tab/>Visuel avec la présence d’un nouveau commentaire <text:span text:style-name="T12">mis en valeur</text:span></text:p>
      <text:p text:style-name="P25"/>
      <text:p text:style-name="P18">Un utilisateur entre un message sans contenu</text:p>
      <text:p text:style-name="P19">Auteur :</text:p>
      <text:p text:style-name="P19"><text:tab/>Adrien MISS</text:p>
      <text:p text:style-name="P19"/>
      <text:p text:style-name="P19">Version :</text:p>
      <text:p text:style-name="P19"><text:tab/>0.1</text:p>
      <text:p text:style-name="P19">Identifiant :</text:p>
      <text:p text:style-name="P19"><text:tab/>PC03</text:p>
      <text:p text:style-name="P6">Contexte :<text:span text:style-name="T1"> </text:span></text:p>
      <text:p text:style-name="P11"><text:tab/>Etre sur une page où la zone de commentaire existe</text:p>
      <text:p text:style-name="P6">Entrée :<text:span text:style-name="T1"> </text:span></text:p>
      <text:p text:style-name="P6"><text:span text:style-name="T1"><text:tab/></text:span><text:span text:style-name="T10">le </text:span><text:span text:style-name="T1">contenu du message </text:span><text:span text:style-name="T10">est</text:span><text:span text:style-name="T1"> «»</text:span></text:p>
      <text:p text:style-name="P6">Scénario :<text:span text:style-name="T1"> </text:span></text:p>
      <text:p text:style-name="P11"><text:tab/>1/ <text:span text:style-name="T12">l’utilisateur </text:span>saisie le contenu «»</text:p>
      <text:p text:style-name="P11"><text:tab/>2/ il saisie le captcha</text:p>
      <text:p text:style-name="P11"><text:tab/>3/ il envoi le commentaire<text:tab/></text:p>
      <text:p text:style-name="P6">Résultat attendu :<text:span text:style-name="T1"> </text:span></text:p>
      <text:p text:style-name="P6"><text:span text:style-name="T2"><text:tab/>Le système affiche </text:span><text:span text:style-name="T7">q</text:span><text:span text:style-name="T10">ue le commentaire n’a pas pu être envoyé a</text:span></text:p>
      <text:p text:style-name="P6">Moyen de vérification :<text:span text:style-name="T1"> <text:s/></text:span></text:p>
      <text:p text:style-name="P14"><text:tab/><text:span text:style-name="T12">Vérification visuel : il n’y pas de nouveau commentaire.</text:span></text:p>
      <text:p text:style-name="P13"/>
      <text:p text:style-name="P12"/>
      <text:p text:style-name="P2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1:23:04.265190053</meta:creation-date>
    <meta:editing-duration>PT19M53S</meta:editing-duration>
    <meta:editing-cycles>3</meta:editing-cycles>
    <meta:generator>LibreOffice/4.3.3.2$Linux_X86_64 LibreOffice_project/430m0$Build-2</meta:generator>
    <dc:date>2016-11-23T14:32:28.523951496</dc:date>
    <dc:creator>KIRATI </dc:creator>
    <meta:document-statistic meta:table-count="0" meta:image-count="0" meta:object-count="0" meta:page-count="3" meta:paragraph-count="58" meta:word-count="263" meta:character-count="1462" meta:non-whitespace-character-count="1206"/>
  </office:meta>
</office:document-meta>
</file>